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7.698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10.853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10.037cm"/>
    </style:style>
    <style:style style:name="co10" style:family="table-column">
      <style:table-column-properties fo:break-before="auto" style:column-width="4.62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8.334cm"/>
    </style:style>
    <style:style style:name="co14" style:family="table-column">
      <style:table-column-properties fo:break-before="auto" style:column-width="1.259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0.781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1.233cm"/>
    </style:style>
    <style:style style:name="co22" style:family="table-column">
      <style:table-column-properties fo:break-before="auto" style:column-width="4.011cm"/>
    </style:style>
    <style:style style:name="co23" style:family="table-column">
      <style:table-column-properties fo:break-before="auto" style:column-width="7.925cm"/>
    </style:style>
    <style:style style:name="co24" style:family="table-column">
      <style:table-column-properties fo:break-before="auto" style:column-width="4.863cm"/>
    </style:style>
    <style:style style:name="co25" style:family="table-column">
      <style:table-column-properties fo:break-before="auto" style:column-width="0.476cm"/>
    </style:style>
    <style:style style:name="co26" style:family="table-column">
      <style:table-column-properties fo:break-before="auto" style:column-width="4.182cm"/>
    </style:style>
    <style:style style:name="co27" style:family="table-column">
      <style:table-column-properties fo:break-before="auto" style:column-width="7.177cm"/>
    </style:style>
    <style:style style:name="co28" style:family="table-column">
      <style:table-column-properties fo:break-before="auto" style:column-width="5.032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2.683cm"/>
    </style:style>
    <style:style style:name="co32" style:family="table-column">
      <style:table-column-properties fo:break-before="auto" style:column-width="7.518cm"/>
    </style:style>
    <style:style style:name="co33" style:family="table-column">
      <style:table-column-properties fo:break-before="auto" style:column-width="7.211cm"/>
    </style:style>
    <style:style style:name="co34" style:family="table-column">
      <style:table-column-properties fo:break-before="auto" style:column-width="6.904cm"/>
    </style:style>
    <style:style style:name="co35" style:family="table-column">
      <style:table-column-properties fo:break-before="auto" style:column-width="6.632cm"/>
    </style:style>
    <style:style style:name="co36" style:family="table-column">
      <style:table-column-properties fo:break-before="auto" style:column-width="6.837cm"/>
    </style:style>
    <style:style style:name="co37" style:family="table-column">
      <style:table-column-properties fo:break-before="auto" style:column-width="6.258cm"/>
    </style:style>
    <style:style style:name="co38" style:family="table-column">
      <style:table-column-properties fo:break-before="auto" style:column-width="4.928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7.488cm"/>
    </style:style>
    <style:style style:name="co41" style:family="table-column">
      <style:table-column-properties fo:break-before="auto" style:column-width="9.721cm"/>
    </style:style>
    <style:style style:name="co42" style:family="table-column">
      <style:table-column-properties fo:break-before="auto" style:column-width="8.55cm"/>
    </style:style>
    <style:style style:name="co43" style:family="table-column">
      <style:table-column-properties fo:break-before="auto" style:column-width="7.77cm"/>
    </style:style>
    <style:style style:name="co44" style:family="table-column">
      <style:table-column-properties fo:break-before="auto" style:column-width="6.281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1.018cm" fo:break-before="auto" style:use-optimal-row-height="true"/>
    </style:style>
    <style:style style:name="ro15" style:family="table-row">
      <style:table-row-properties style:row-height="1.6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fo:background-color="#dee7e5" fo:wrap-option="wrap" fo:border="0.06pt solid #000000"/>
      <style:text-properties fo:color="#000000" style:text-outline="false" style:text-line-through-style="none" style:text-line-through-type="none" style:font-name="Bitstream Vera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ackground-color="transparent" fo:border="0.06pt solid #000000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fo:background-color="transparent" fo:border="0.06pt solid #000000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0" style:family="table-cell" style:parent-style-name="Default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style:vertical-align="middle"/>
    </style:style>
    <style:style style:name="ce46" style:family="table-cell" style:parent-style-name="Default">
      <style:table-cell-properties style:vertical-align="middle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</style:style>
    <style:style style:name="ce69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bottom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vertical-align="top"/>
    </style:style>
    <style:style style:name="T1" style:family="text">
      <style:text-properties style:font-name="Bitstream Vera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tyle="italic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pt" fo:country="BR" style:text-line-through-mode="continuous" fo:text-shadow="none" style:text-outline="false" style:text-line-through-type="none" style:text-underline-style="none" style:text-underline-color="font-color" fo:font-weight="normal" fo:font-size="10pt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Unidades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58"/>
        <table:table-column table:style-name="co4" table:default-cell-style-name="ce60"/>
        <table:table-column table:style-name="co4" table:default-cell-style-name="ce54"/>
        <table:table-column table:style-name="co5" table:default-cell-style-name="ce62"/>
        <table:table-column table:style-name="co6" table:number-columns-repeated="2" table:default-cell-style-name="ce62"/>
        <table:table-column table:style-name="co7" table:default-cell-style-name="ce62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2" table:default-cell-style-name="ce105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default-cell-style-name="ce109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number-columns-repeated="2" table:default-cell-style-name="ce114"/>
        <table:table-column table:style-name="co36" table:default-cell-style-name="ce114"/>
        <table:table-column table:style-name="co37" table:number-columns-repeated="4" table:default-cell-style-name="ce114"/>
        <table:table-column table:style-name="co38" table:default-cell-style-name="ce114"/>
        <table:table-column table:style-name="co39" table:number-columns-repeated="971" table:default-cell-style-name="ce114"/>
        <table:table-column table:style-name="co39" table:number-columns-repeated="2" table:default-cell-style-name="ce119"/>
        <table:table-column table:style-name="co39" table:number-columns-repeated="6" table:default-cell-style-name="ce121"/>
        <table:table-row table:style-name="ro1">
          <table:table-cell table:style-name="ce50" office:value-type="string" calcext:value-type="string">
            <text:p>Multiplicador_Oitava</text:p>
          </table:table-cell>
          <table:table-cell table:style-name="ce53" office:value-type="string" calcext:value-type="string">
            <text:p>Force</text:p>
          </table:table-cell>
          <table:table-cell table:style-name="ce56" office:value-type="string" calcext:value-type="string">
            <text:p>Tipo</text:p>
          </table:table-cell>
          <table:table-cell table:style-name="ce59" office:value-type="string" calcext:value-type="string">
            <text:p>Tipo_PNG</text:p>
          </table:table-cell>
          <table:table-cell table:style-name="ce53" office:value-type="string" calcext:value-type="string">
            <text:p>Corpo</text:p>
          </table:table-cell>
          <table:table-cell table:style-name="ce61" office:value-type="string" calcext:value-type="string">
            <text:p>Nome_Oitava</text:p>
          </table:table-cell>
          <table:table-cell table:style-name="ce61" office:value-type="string" calcext:value-type="string">
            <text:p>Cargo_Oitava</text:p>
          </table:table-cell>
          <table:table-cell table:style-name="ce61" office:value-type="string" calcext:value-type="string">
            <text:p>Subcargo_Oitava</text:p>
          </table:table-cell>
          <table:table-cell table:style-name="ce65" office:value-type="string" calcext:value-type="string">
            <text:p>Multiplicador_Setima</text:p>
          </table:table-cell>
          <table:table-cell table:style-name="ce65" office:value-type="string" calcext:value-type="string">
            <text:p>Nome_Setima</text:p>
          </table:table-cell>
          <table:table-cell table:style-name="ce65" office:value-type="string" calcext:value-type="string">
            <text:p>Cargo_Setima</text:p>
          </table:table-cell>
          <table:table-cell table:style-name="ce65" office:value-type="string" calcext:value-type="string">
            <text:p>Subcargo_Setima</text:p>
          </table:table-cell>
          <table:table-cell table:style-name="ce68" office:value-type="string" calcext:value-type="string">
            <text:p>Multiplicador_Sexta</text:p>
          </table:table-cell>
          <table:table-cell table:style-name="ce68" office:value-type="string" calcext:value-type="string">
            <text:p>Nome_Sexta</text:p>
          </table:table-cell>
          <table:table-cell table:style-name="ce68" office:value-type="string" calcext:value-type="string">
            <text:p>Cargo_Sexta</text:p>
          </table:table-cell>
          <table:table-cell table:style-name="ce104" office:value-type="string" calcext:value-type="string">
            <text:p>Multiplicador_Quinta</text:p>
          </table:table-cell>
          <table:table-cell table:style-name="ce104" office:value-type="string" calcext:value-type="string">
            <text:p>Nome_Quinta</text:p>
          </table:table-cell>
          <table:table-cell table:style-name="ce104" office:value-type="string" calcext:value-type="string">
            <text:p>Cargo_Quinta</text:p>
          </table:table-cell>
          <table:table-cell table:style-name="ce104" office:value-type="string" calcext:value-type="string">
            <text:p>Subcargo_Quinta</text:p>
          </table:table-cell>
          <table:table-cell table:style-name="ce106" office:value-type="string" calcext:value-type="string">
            <text:p>Multiplicador_Quarta</text:p>
          </table:table-cell>
          <table:table-cell table:style-name="ce106" office:value-type="string" calcext:value-type="string">
            <text:p>Nome_Quarta</text:p>
          </table:table-cell>
          <table:table-cell table:style-name="ce106" office:value-type="string" calcext:value-type="string">
            <text:p>Cargo_Quarta</text:p>
          </table:table-cell>
          <table:table-cell table:style-name="ce106" office:value-type="string" calcext:value-type="string">
            <text:p>Subcargo_Quarta</text:p>
          </table:table-cell>
          <table:table-cell table:style-name="ce108" office:value-type="string" calcext:value-type="string">
            <text:p>Multiplicador_Terceira</text:p>
          </table:table-cell>
          <table:table-cell table:style-name="ce108" office:value-type="string" calcext:value-type="string">
            <text:p>Nome_Terceira</text:p>
          </table:table-cell>
          <table:table-cell table:style-name="ce108" office:value-type="string" calcext:value-type="string">
            <text:p>Cargo_Terceira</text:p>
          </table:table-cell>
          <table:table-cell table:style-name="ce108" office:value-type="string" calcext:value-type="string">
            <text:p>Subcargo_Terceira</text:p>
          </table:table-cell>
          <table:table-cell table:style-name="ce110" office:value-type="string" calcext:value-type="string">
            <text:p>Multiplicador_Segunda</text:p>
          </table:table-cell>
          <table:table-cell table:style-name="ce110" office:value-type="string" calcext:value-type="string">
            <text:p>Nome_Segunda</text:p>
          </table:table-cell>
          <table:table-cell table:style-name="ce110" office:value-type="string" calcext:value-type="string">
            <text:p>Cargo_Segunda</text:p>
          </table:table-cell>
          <table:table-cell table:style-name="ce110" office:value-type="string" calcext:value-type="string">
            <text:p><text:span text:style-name="T5">Subc</text:span>argo_Segunda</text:p>
          </table:table-cell>
          <table:table-cell table:style-name="ce110" office:value-type="string" calcext:value-type="string">
            <text:p>Multiplicador_Base</text:p>
          </table:table-cell>
          <table:table-cell table:style-name="ce112" office:value-type="string" calcext:value-type="string">
            <text:p>Nome_Base</text:p>
          </table:table-cell>
          <table:table-cell table:style-name="ce112" office:value-type="string" calcext:value-type="string">
            <text:p>Qtd_Base</text:p>
          </table:table-cell>
          <table:table-cell table:style-name="ce112" office:value-type="string" calcext:value-type="string">
            <text:p>Cargo_Base</text:p>
          </table:table-cell>
          <table:table-cell table:style-name="ce112" office:value-type="string" calcext:value-type="string">
            <text:p>Subcargo_Base</text:p>
          </table:table-cell>
          <table:table-cell table:style-name="ce112" office:value-type="string" calcext:value-type="string">
            <text:p>A_Base</text:p>
          </table:table-cell>
          <table:table-cell table:style-name="ce112" office:value-type="string" calcext:value-type="string">
            <text:p>B_Base</text:p>
          </table:table-cell>
          <table:table-cell table:style-name="ce112" office:value-type="string" calcext:value-type="string">
            <text:p>C_Base</text:p>
          </table:table-cell>
          <table:table-cell table:style-name="ce112" office:value-type="string" calcext:value-type="string">
            <text:p>D_Base</text:p>
          </table:table-cell>
          <table:table-cell table:style-name="ce112" office:value-type="string" calcext:value-type="string">
            <text:p>E_Base</text:p>
          </table:table-cell>
          <table:table-cell table:style-name="ce112" office:value-type="string" calcext:value-type="string">
            <text:p>F_Base</text:p>
          </table:table-cell>
          <table:table-cell table:style-name="ce112" office:value-type="string" calcext:value-type="string">
            <text:p>G_Base</text:p>
          </table:table-cell>
          <table:table-cell table:style-name="ce112" office:value-type="string" calcext:value-type="string">
            <text:p>H_Base</text:p>
          </table:table-cell>
          <table:table-cell table:style-name="ce116" office:value-type="string" calcext:value-type="string">
            <text:p>Total_Regimento</text:p>
          </table:table-cell>
          <table:table-cell table:style-name="ce117" table:number-columns-repeated="971"/>
          <table:table-cell table:style-name="ce118" table:number-columns-repeated="2"/>
          <table:table-cell table:style-name="ce120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table:style-name="ce57" office:value-type="string" calcext:value-type="string">
            <text:p>Corpo RH e Finanças</text:p>
          </table:table-cell>
          <table:table-cell table:style-name="ce57"/>
          <table:table-cell office:value-type="string" calcext:value-type="string">
            <text:p>Corpo Burocrático</text:p>
          </table:table-cell>
          <table:table-cell office:value-type="string" calcext:value-type="string">
            <text:p>Núcleo</text:p>
          </table:table-cell>
          <table:table-cell table:number-columns-repeated="2" office:value-type="string" calcext:value-type="string">
            <text:p>Comandante General de Burocrac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Burocrac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Escritó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Gerente (Tenente)</text:p>
          </table:table-cell>
          <table:table-cell table:style-name="ce113" office:value-type="string" calcext:value-type="string">
            <text:p><text:span text:style-name="T6">Sub-Gerente (Tenente</text:span>)</text:p>
          </table:table-cell>
          <table:table-cell table:number-columns-repeated="3" table:style-name="ce113" office:value-type="string" calcext:value-type="string">
            <text:p>Analista Burocratico (Aspirante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Corpo Jurídico</text:p>
          </table:table-cell>
          <table:table-cell/>
          <table:table-cell office:value-type="string" calcext:value-type="string">
            <text:p>Corpo Burocrático</text:p>
          </table:table-cell>
          <table:table-cell office:value-type="string" calcext:value-type="string">
            <text:p>Corte</text:p>
          </table:table-cell>
          <table:table-cell table:number-columns-repeated="2" office:value-type="string" calcext:value-type="string">
            <text:p>Juiz Supremo Milita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Jurídic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Capitão Juiz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Juiz de Comarc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Juiz de Var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Juizado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Tabelião (Tenente)</text:p>
          </table:table-cell>
          <table:table-cell table:style-name="ce113" office:value-type="string" calcext:value-type="string">
            <text:p><text:span text:style-name="T6">Sub-Tabelião (Tenente</text:span>)</text:p>
          </table:table-cell>
          <table:table-cell table:number-columns-repeated="3" table:style-name="ce113" office:value-type="string" calcext:value-type="string">
            <text:p>Analista Juridico (Aspirante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Cibernética de Campo</text:p>
          </table:table-cell>
          <table:table-cell table:style-name="ce57"/>
          <table:table-cell office:value-type="string" calcext:value-type="string">
            <text:p>Corpo Cibernét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Cibernética (Tenente)</text:p>
          </table:table-cell>
          <table:table-cell table:style-name="ce113" office:value-type="string" calcext:value-type="string">
            <text:p><text:span text:style-name="T6">Supervisor de Cibernética (Tenente</text:span>)</text:p>
          </table:table-cell>
          <table:table-cell table:number-columns-repeated="3" table:style-name="ce113" office:value-type="string" calcext:value-type="string">
            <text:p>Tecnico de Cibernetica (Sargento)</text:p>
          </table:table-cell>
          <table:table-cell table:number-columns-repeated="5" table:style-name="ce113" office:value-type="string" calcext:value-type="string">
            <text:p>None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4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<text:span text:style-name="T1">Cibernética</text:span> de Casa</text:p>
          </table:table-cell>
          <table:table-cell table:style-name="ce57"/>
          <table:table-cell table:style-name="ce55" office:value-type="string" calcext:value-type="string">
            <text:p>Corpo Cibernét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Cibernética (Tenente)</text:p>
          </table:table-cell>
          <table:table-cell table:style-name="ce113" office:value-type="string" calcext:value-type="string">
            <text:p><text:span text:style-name="T6">Supervisor de Cibernética (Tenente</text:span>)</text:p>
          </table:table-cell>
          <table:table-cell table:number-columns-repeated="3" table:style-name="ce113" office:value-type="string" calcext:value-type="string">
            <text:p>Tecnico de Cibernetica (Sargento)</text:p>
          </table:table-cell>
          <table:table-cell table:number-columns-repeated="5" table:style-name="ce113" office:value-type="string" calcext:value-type="string">
            <text:p>Operador de Telemática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Instrução de Sobrevivência e Civilism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Instrução de Guer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Selv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o Desert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Tund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na Montanh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Guerra Urban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<text:span text:style-name="T2">Escola de Especialização d</text:span>a Marinh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Marinheiro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<text:span text:style-name="T2">Escola de Especialização d</text:span>a Aeronáutic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Aeronauta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rofessor (Tenente)</text:p>
          </table:table-cell>
          <table:table-cell table:number-columns-repeated="4" table:style-name="ce113" office:value-type="string" calcext:value-type="string">
            <text:p>Instrutor (Sargento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Sargento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Instrução Superio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3">Subsecretário (Capitão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Tenente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de Oficiai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Oficiai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3">Subsecretário (Coronel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Capitão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Escola Superior de Guerra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Superior de Guerra <text:s/>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General_1)</text:p>
          </table:table-cell>
          <table:table-cell office:value-type="string" calcext:value-type="string">
            <text:p>Vice-Diretor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General_1)</text:p>
          </table:table-cell>
          <table:table-cell office:value-type="string" calcext:value-type="string">
            <text:p>Primeiro Oficial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3">Secretário (General_1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General_1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rofessor Assistente (Coronel)</text:p>
          </table:table-cell>
          <table:table-cell table:style-name="ce113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de Suprimentos Doméstico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de Máquinas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Aeronáutico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5" office:value-type="string" calcext:value-type="string">
            <text:p>Comando</text:p>
          </table:table-cell>
          <table:table-cell table:style-name="ce57" office:value-type="string" calcext:value-type="string">
            <text:p>Núcleo de Desenvolvimento Naval</text:p>
          </table:table-cell>
          <table:table-cell table:style-name="ce57"/>
          <table:table-cell table:style-name="ce55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64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lasse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string" calcext:value-type="string">
            <text:p>Pesquisador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Infantaria Motorizada</text:p>
          </table:table-cell>
          <table:table-cell table:style-name="ce57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1920" calcext:value-type="float">
            <text:p>192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Fuzileiros Terrestres</text:p>
          </table:table-cell>
          <table:table-cell table:style-name="ce57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Fuzileiros Paraquedistas</text:p>
          </table:table-cell>
          <table:table-cell table:style-name="ce57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Fuzileiros Navais</text:p>
          </table:table-cell>
          <table:table-cell table:style-name="ce57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Cavalaria Blindada</text:p>
          </table:table-cell>
          <table:table-cell table:style-name="ce57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Helitransportada</text:p>
          </table:table-cell>
          <table:table-cell table:style-name="ce57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Anfíbia</text:p>
          </table:table-cell>
          <table:table-cell table:style-name="ce57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ce113" office:value-type="string" calcext:value-type="string">
            <text:p>Sargento de Squad (Sargento)</text:p>
          </table:table-cell>
          <table:table-cell table:style-name="ce113" office:value-type="string" calcext:value-type="string">
            <text:p>Especialista (Cabo)</text:p>
          </table:table-cell>
          <table:table-cell table:number-columns-repeated="3"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table:style-name="ce57" office:value-type="string" calcext:value-type="string">
            <text:p>Specops</text:p>
          </table:table-cell>
          <table:table-cell table:style-name="ce57" office:value-type="string" calcext:value-type="string">
            <text:p>/home/rila/Documents/Projeto_Game_Definitivo/military_sistem/Jogo/PNG/AFU_Comandos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Tanque</text:p>
          </table:table-cell>
          <table:table-cell table:style-name="ce57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ce113" table:number-columns-repeated="5"/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57" office:value-type="string" calcext:value-type="string">
            <text:p>Artilharia</text:p>
          </table:table-cell>
          <table:table-cell table:style-name="ce57" office:value-type="string" calcext:value-type="string">
            <text:p>/home/rila/Documents/Projeto_Game_Definitivo/military_sistem/Jogo/PNG/AFU_art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67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103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number-columns-repeated="2" table:style-name="ce113" office:value-type="string" calcext:value-type="string">
            <text:p>Sargento de Squad (Sargento)</text:p>
          </table:table-cell>
          <table:table-cell table:number-columns-repeated="2" table:style-name="ce113" office:value-type="string" calcext:value-type="string">
            <text:p>Especialista (Cabo)</text:p>
          </table:table-cell>
          <table:table-cell table:style-name="ce113" office:value-type="string" calcext:value-type="string">
            <text:p>Infante (Soldado)</text:p>
          </table:table-cell>
          <table:table-cell table:style-name="Default" office:value-type="float" office:value="960" calcext:value-type="float">
            <text:p>96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uport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2" table:style-name="ce113" office:value-type="string" calcext:value-type="string">
            <text:p>Aeronauta (Aspirante)</text:p>
          </table:table-cell>
          <table:table-cell table:style-name="ce113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Helileve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patrol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2" table:style-name="ce113" office:value-type="string" calcext:value-type="string">
            <text:p>Aeronauta (Aspirante)</text:p>
          </table:table-cell>
          <table:table-cell table:style-name="ce113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patrol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Heli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solo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superior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Dronesuperior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style-name="ce113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Aerobomba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4" table:style-name="ce113" office:value-type="string" calcext:value-type="string">
            <text:p>Aeronauta (Aspirante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57" office:value-type="string" calcext:value-type="string">
            <text:p>SRM</text:p>
          </table:table-cell>
          <table:table-cell table:style-name="ce57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67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de SRM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ão</text:p>
          </table:table-cell>
          <table:table-cell office:value-type="string" calcext:value-type="string">
            <text:p>Capitão de Sistema RM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Comandante de Bater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Pont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istema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istema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8" table:style-name="ce113" office:value-type="string" calcext:value-type="string">
            <text:p>Aeronauta (Aspirante)</text:p>
          </table:table-cell>
          <table:table-cell table:style-name="Default"/>
          <table:table-cell table:number-columns-repeated="979"/>
        </table:table-row>
        <table:table-row table:style-name="ro6"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Navipatrol(Light)</text:p>
          </table:table-cell>
          <table:table-cell table:style-name="ce57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style-name="ce113" office:value-type="string" calcext:value-type="string">
            <text:p>Marinheiro (Cabo)</text:p>
          </table:table-cell>
          <table:table-cell table:style-name="ce113" table:number-columns-repeated="7"/>
          <table:table-cell table:style-name="Default" office:value-type="float" office:value="24" calcext:value-type="float">
            <text:p>24</text:p>
          </table:table-cell>
          <table:table-cell table:number-columns-repeated="979"/>
        </table:table-row>
        <table:table-row table:style-name="ro6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Navipatrol(Heavy)</text:p>
          </table:table-cell>
          <table:table-cell table:style-name="ce57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4" table:style-name="ce113" office:value-type="string" calcext:value-type="string">
            <text:p>Marinheiro (Cabo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b(Diesel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b(Nuclea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Nuclea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979"/>
        </table:table-row>
        <table:table-row table:style-name="ro6"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Corvette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rve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979"/>
        </table:table-row>
        <table:table-row table:style-name="ro6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Frigate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Fraga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36" calcext:value-type="float">
            <text:p>36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288" calcext:value-type="float">
            <text:p>288</text:p>
          </table:table-cell>
          <table:table-cell table:number-columns-repeated="979"/>
        </table:table-row>
        <table:table-row table:style-name="ro6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Destroye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Destroye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60" calcext:value-type="float">
            <text:p>6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Cruiser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ruzado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90" calcext:value-type="float">
            <text:p>9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720" calcext:value-type="float">
            <text:p>720</text:p>
          </table:table-cell>
          <table:table-cell table:number-columns-repeated="979"/>
        </table:table-row>
        <table:table-row table:style-name="ro6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Surface (AntiSub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AntiSub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Projection (Porta Helicoptero Anfíbio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H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200" calcext:value-type="float">
            <text:p>20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979"/>
        </table:table-row>
        <table:table-row table:style-name="ro6"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57" office:value-type="string" calcext:value-type="string">
            <text:p>Projection (Porta Aviao)</text:p>
          </table:table-cell>
          <table:table-cell table:style-name="ce57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67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500" calcext:value-type="float">
            <text:p>50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Engenharia de Campo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de Combate (Cabo)</text:p>
          </table:table-cell>
          <table:table-cell table:style-name="Default" office:value-type="float" office:value="270" calcext:value-type="float">
            <text:p>27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Civil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Doméstica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de Máquinas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Aeronáutica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úcleo de Engenharia Naval</text:p>
          </table:table-cell>
          <table:table-cell table:style-name="ce57"/>
          <table:table-cell table:style-name="ce55" office:value-type="string" calcext:value-type="string">
            <text:p>Corpo Engenheir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Engenharia (Tenente)</text:p>
          </table:table-cell>
          <table:table-cell table:style-name="ce113" office:value-type="string" calcext:value-type="string">
            <text:p>Sargento de Engenharia (Sargento)</text:p>
          </table:table-cell>
          <table:table-cell table:number-columns-repeated="8" table:style-name="ce113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Comandos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Commandos (Coronel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ommandos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Comandos (Tenente)</text:p>
          </table:table-cell>
          <table:table-cell table:style-name="ce113" office:value-type="string" calcext:value-type="string">
            <text:p>Sargento de Comandos (Sargento)</text:p>
          </table:table-cell>
          <table:table-cell table:number-columns-repeated="3" table:style-name="ce113" office:value-type="string" calcext:value-type="string">
            <text:p>Commando (Sargento)</text:p>
          </table:table-cell>
          <table:table-cell table:style-name="ce113" office:value-type="string" calcext:value-type="string">
            <text:p>Sargento de Comandos (Sargento)</text:p>
          </table:table-cell>
          <table:table-cell table:number-columns-repeated="4" table:style-name="ce113" office:value-type="string" calcext:value-type="string">
            <text:p>Commando (Sargento)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Agentes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Oficial de Caso (Tenente)</text:p>
          </table:table-cell>
          <table:table-cell table:number-columns-repeated="4" table:style-name="ce113" office:value-type="string" calcext:value-type="string">
            <text:p>Agente de Campo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57" office:value-type="string" calcext:value-type="string">
            <text:p>Agência</text:p>
          </table:table-cell>
          <table:table-cell table:style-name="ce57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64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Oficial de Caso (Tenente)</text:p>
          </table:table-cell>
          <table:table-cell table:number-columns-repeated="4" table:style-name="ce113" office:value-type="string" calcext:value-type="string">
            <text:p>Agente Analista (Tenente)</text:p>
          </table:table-cell>
          <table:table-cell table:style-name="ce113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Logística de Campo</text:p>
          </table:table-cell>
          <table:table-cell table:style-name="ce57"/>
          <table:table-cell office:value-type="string" calcext:value-type="string">
            <text:p>Corpo Logist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Logistica (Tenente)</text:p>
          </table:table-cell>
          <table:table-cell table:style-name="ce113" office:value-type="string" calcext:value-type="string">
            <text:p>Sargento de Logistica (Sargento)</text:p>
          </table:table-cell>
          <table:table-cell table:number-columns-repeated="3" table:style-name="ce113" office:value-type="string" calcext:value-type="string">
            <text:p>Cabo de Logistica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Aerocargo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office:value-type="string" calcext:value-type="string">
            <text:p>Aeronáutic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Brigadeiro de Logistica de Ala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Logistica Aeronáu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Aeronave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Comandante de Aeronave (Tenente)</text:p>
          </table:table-cell>
          <table:table-cell table:style-name="ce113" office:value-type="string" calcext:value-type="string">
            <text:p>Primeiro Oficial (Tenente)</text:p>
          </table:table-cell>
          <table:table-cell table:number-columns-repeated="4" table:style-name="ce113" office:value-type="string" calcext:value-type="string">
            <text:p>Aeronauta (Aspirante)</text:p>
          </table:table-cell>
          <table:table-cell table:style-name="ce113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52" office:value-type="float" office:value="6" calcext:value-type="float">
            <text:p>6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Navicargo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office:value-type="string" calcext:value-type="string">
            <text:p>Almirante de Logistica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Naval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carg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office:value-type="string" calcext:value-type="string">
            <text:p>Auxiliari</text:p>
          </table:table-cell>
          <table:table-cell table:style-name="ce57" office:value-type="string" calcext:value-type="string">
            <text:p>Navisuport</text:p>
          </table:table-cell>
          <table:table-cell table:style-name="ce57"/>
          <table:table-cell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suport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ubseção x2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Subseção (Tenente)</text:p>
          </table:table-cell>
          <table:table-cell table:style-name="ce113" office:value-type="string" calcext:value-type="string">
            <text:p>Contramestre (Sargento)</text:p>
          </table:table-cell>
          <table:table-cell table:number-columns-repeated="8" table:style-name="ce113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Logística de Casa</text:p>
          </table:table-cell>
          <table:table-cell table:style-name="ce57"/>
          <table:table-cell table:style-name="ce55" office:value-type="string" calcext:value-type="string">
            <text:p>Corpo Logist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Logistica (Tenente)</text:p>
          </table:table-cell>
          <table:table-cell table:style-name="ce113" office:value-type="string" calcext:value-type="string">
            <text:p>Sargento de Logistica (Sargento)</text:p>
          </table:table-cell>
          <table:table-cell table:style-name="ce113" office:value-type="string" calcext:value-type="string">
            <text:p>Cabo de Logistica (Cabo)</text:p>
          </table:table-cell>
          <table:table-cell table:number-columns-repeated="7" table:style-name="ce113" office:value-type="string" calcext:value-type="string">
            <text:p>Peão (Recruta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cânica de Campo</text:p>
          </table:table-cell>
          <table:table-cell table:style-name="ce57"/>
          <table:table-cell table:style-name="ce55" office:value-type="string" calcext:value-type="string">
            <text:p>Corpo Mecân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de Mecanica (Tenente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3" table:style-name="ce113" office:value-type="string" calcext:value-type="string">
            <text:p>Mecanico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cânica de Casa</text:p>
          </table:table-cell>
          <table:table-cell table:style-name="ce57"/>
          <table:table-cell table:style-name="ce55" office:value-type="string" calcext:value-type="string">
            <text:p>Corpo Mecân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Mecanica (Tenente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3" table:style-name="ce113" office:value-type="string" calcext:value-type="string">
            <text:p>Mecanico (Cabo)</text:p>
          </table:table-cell>
          <table:table-cell table:style-name="ce113" office:value-type="string" calcext:value-type="string">
            <text:p>Sargento de Mecanica (Sargento)</text:p>
          </table:table-cell>
          <table:table-cell table:number-columns-repeated="4" table:style-name="ce113" office:value-type="string" calcext:value-type="string">
            <text:p>Mecanic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dicina de Campo</text:p>
          </table:table-cell>
          <table:table-cell table:style-name="ce57"/>
          <table:table-cell table:style-name="ce55" office:value-type="string" calcext:value-type="string">
            <text:p>Corpo Médico</text:p>
          </table:table-cell>
          <table:table-cell office:value-type="string" calcext:value-type="string">
            <text:p>Exercito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dicin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Squad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Comandante Medico (Tenente)</text:p>
          </table:table-cell>
          <table:table-cell table:style-name="ce113" office:value-type="string" calcext:value-type="string">
            <text:p>Cirurgião de Combate (Tenente)</text:p>
          </table:table-cell>
          <table:table-cell table:style-name="ce113" office:value-type="string" calcext:value-type="string">
            <text:p>Enfermeiro de Combate (Sargento)</text:p>
          </table:table-cell>
          <table:table-cell table:number-columns-repeated="2" table:style-name="ce113" office:value-type="string" calcext:value-type="string">
            <text:p>Paramedico (Cabo)</text:p>
          </table:table-cell>
          <table:table-cell table:style-name="ce113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uxiliari</text:p>
          </table:table-cell>
          <table:table-cell table:style-name="ce57" office:value-type="string" calcext:value-type="string">
            <text:p>Medicina de Casa</text:p>
          </table:table-cell>
          <table:table-cell table:style-name="ce57"/>
          <table:table-cell table:style-name="ce55" office:value-type="string" calcext:value-type="string">
            <text:p>Corpo Médico</text:p>
          </table:table-cell>
          <table:table-cell table:style-name="ce63" office:value-type="string" calcext:value-type="string">
            <text:p>Auxiliari</text:p>
          </table:table-cell>
          <table:table-cell table:number-columns-repeated="2" table:style-name="ce64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 Clinico</text:p>
          </table:table-cell>
          <table:table-cell office:value-type="string" calcext:value-type="string">
            <text:p>Diretor de Medicin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ario de Medicin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nica</text:p>
          </table:table-cell>
          <table:table-cell office:value-type="string" calcext:value-type="string">
            <text:p>Subsecretário de Medicin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Equipe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Medico Especialista <text:s/>(Tenente)</text:p>
          </table:table-cell>
          <table:table-cell table:style-name="ce113" office:value-type="string" calcext:value-type="string">
            <text:p>Médico Plantonista <text:s/>(Tenente)</text:p>
          </table:table-cell>
          <table:table-cell table:style-name="ce113" office:value-type="string" calcext:value-type="string">
            <text:p>Enfermeiro Hospitalar (Sargento)</text:p>
          </table:table-cell>
          <table:table-cell table:style-name="ce113" office:value-type="string" calcext:value-type="string">
            <text:p><text:span text:style-name="T6">Enfermeiro</text:span> (Sargento)</text:p>
          </table:table-cell>
          <table:table-cell table:style-name="ce113" office:value-type="string" calcext:value-type="string">
            <text:p>Paramedico (Cabo)</text:p>
          </table:table-cell>
          <table:table-cell table:style-name="ce113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57" office:value-type="string" calcext:value-type="string">
            <text:p>Policia Militar</text:p>
          </table:table-cell>
          <table:table-cell table:style-name="ce57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Patrulha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string" calcext:value-type="string">
            <text:p>Comandante de Patrulha (Tenente)</text:p>
          </table:table-cell>
          <table:table-cell table:style-name="ce113" office:value-type="string" calcext:value-type="string">
            <text:p>Sargento de Patrulha (Sargento)</text:p>
          </table:table-cell>
          <table:table-cell table:number-columns-repeated="3" table:style-name="ce113" office:value-type="string" calcext:value-type="string">
            <text:p>Patrulheiro (Cabo)</text:p>
          </table:table-cell>
          <table:table-cell table:style-name="ce113" office:value-type="string" calcext:value-type="string">
            <text:p>Sargento de Patrulha (Sargento)</text:p>
          </table:table-cell>
          <table:table-cell table:number-columns-repeated="4" table:style-name="ce113" office:value-type="string" calcext:value-type="string">
            <text:p>Patrulheiro (Cabo)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57" office:value-type="string" calcext:value-type="string">
            <text:p>Policia Institucional</text:p>
          </table:table-cell>
          <table:table-cell table:style-name="ce57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egacia Geral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nia</text:p>
          </table:table-cell>
          <table:table-cell office:value-type="string" calcext:value-type="string">
            <text:p>Capitão Comissá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4">Delegado de Policia (Aspirante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ssariado</text:p>
          </table:table-cell>
          <table:table-cell office:value-type="string" calcext:value-type="string">
            <text:p>Comissário de Políci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13" office:value-type="string" calcext:value-type="string">
            <text:p>Comissão</text:p>
          </table:table-cell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Inspetor de Polícia (Tenente)</text:p>
          </table:table-cell>
          <table:table-cell table:number-columns-repeated="2" table:style-name="ce115" office:value-type="string" calcext:value-type="string">
            <text:p>Sargento Detetive (Sargento)</text:p>
          </table:table-cell>
          <table:table-cell table:style-name="ce115" office:value-type="string" calcext:value-type="string">
            <text:p>Detetive Aspirante (Cabo)</text:p>
          </table:table-cell>
          <table:table-cell table:style-name="ce115" office:value-type="string" calcext:value-type="string">
            <text:p>Analista (Cabo)</text:p>
          </table:table-cell>
          <table:table-cell table:style-name="ce113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ivas" table:style-name="ta1"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default-cell-style-name="ce46"/>
        <table:table-column table:style-name="co41" table:default-cell-style-name="Default"/>
        <table:table-column table:style-name="co42" table:default-cell-style-name="Default"/>
        <table:table-column table:style-name="co39" table:default-cell-style-name="ce70"/>
        <table:table-column table:style-name="co39" table:number-columns-repeated="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9" table:number-columns-repeated="1010" table:default-cell-style-name="Default"/>
        <table:table-row table:style-name="ro8">
          <table:table-cell table:style-name="ce122" office:value-type="string" calcext:value-type="string">
            <text:p>Force</text:p>
          </table:table-cell>
          <table:table-cell table:style-name="ce122" office:value-type="string" calcext:value-type="string">
            <text:p>Ex_Coord</text:p>
          </table:table-cell>
          <table:table-cell table:style-name="ce122" office:value-type="string" calcext:value-type="string">
            <text:p>Cidade</text:p>
          </table:table-cell>
          <table:table-cell table:style-name="ce122" office:value-type="string" calcext:value-type="string">
            <text:p>Exercito</text:p>
          </table:table-cell>
          <table:table-cell table:style-name="ce45" office:value-type="string" calcext:value-type="string">
            <text:p>Cargo_Exercito</text:p>
          </table:table-cell>
          <table:table-cell table:style-name="ce122" office:value-type="string" calcext:value-type="string">
            <text:p>Exe_PNG</text:p>
          </table:table-cell>
          <table:table-cell table:style-name="ce127" office:value-type="string" calcext:value-type="string">
            <text:p>Divizao</text:p>
          </table:table-cell>
          <table:table-cell table:style-name="ce49" office:value-type="string" calcext:value-type="string">
            <text:p>Cargo_Divizao</text:p>
          </table:table-cell>
          <table:table-cell table:style-name="ce127" office:value-type="string" calcext:value-type="string">
            <text:p>Cidade_Div</text:p>
          </table:table-cell>
          <table:table-cell table:style-name="ce129" office:value-type="string" calcext:value-type="string">
            <text:p>Div_PNG</text:p>
          </table:table-cell>
          <table:table-cell table:style-name="ce122" office:value-type="string" calcext:value-type="string">
            <text:p>ID_Brigada</text:p>
          </table:table-cell>
          <table:table-cell table:style-name="ce122" office:value-type="string" calcext:value-type="string">
            <text:p>Bri_PNG</text:p>
          </table:table-cell>
          <table:table-cell table:style-name="ce122" office:value-type="string" calcext:value-type="string">
            <text:p>Brigada</text:p>
          </table:table-cell>
          <table:table-cell table:style-name="ce122" office:value-type="string" calcext:value-type="string">
            <text:p>Cargo_Brigada</text:p>
          </table:table-cell>
          <table:table-cell table:style-name="ce122" office:value-type="string" calcext:value-type="string">
            <text:p>Cidade_Brig</text:p>
          </table:table-cell>
          <table:table-cell table:style-name="ce122" office:value-type="string" calcext:value-type="string">
            <text:p>Reg_PNG</text:p>
          </table:table-cell>
          <table:table-cell table:style-name="ce122" office:value-type="string" calcext:value-type="string">
            <text:p>Regimento_1</text:p>
          </table:table-cell>
          <table:table-cell table:style-name="ce122" office:value-type="string" calcext:value-type="string">
            <text:p>Regimento_2</text:p>
          </table:table-cell>
          <table:table-cell table:style-name="ce122" office:value-type="string" calcext:value-type="string">
            <text:p>Regimento_3</text:p>
          </table:table-cell>
          <table:table-cell table:style-name="ce122" office:value-type="string" calcext:value-type="string">
            <text:p>Regimento_4</text:p>
          </table:table-cell>
          <table:table-cell table:style-name="ce122" office:value-type="string" calcext:value-type="string">
            <text:p>Regimento_5</text:p>
          </table:table-cell>
          <table:table-cell table:style-name="ce122" office:value-type="string" calcext:value-type="string">
            <text:p>Regimento_6</text:p>
          </table:table-cell>
          <table:table-cell table:style-name="ce122" office:value-type="string" calcext:value-type="string">
            <text:p>Regimento_7</text:p>
          </table:table-cell>
          <table:table-cell table:style-name="ce122" office:value-type="string" calcext:value-type="string">
            <text:p>Regimento_8</text:p>
          </table:table-cell>
          <table:table-cell table:style-name="ce122" office:value-type="string" calcext:value-type="string">
            <text:p>Regimento_9</text:p>
          </table:table-cell>
          <table:table-cell table:style-name="ce122" office:value-type="string" calcext:value-type="string">
            <text:p>Regimento_10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Execu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GVT_Ofc.png</text:p>
          </table:table-cell>
          <table:table-cell table:style-name="ce127" office:value-type="string" calcext:value-type="string">
            <text:p>Nucleo da Primeira Guarda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GVT_Ofc.png</text:p>
          </table:table-cell>
          <table:table-cell table:style-name="ce122" office:value-type="float" office:value="1" calcext:value-type="float">
            <text:p>1</text:p>
          </table:table-cell>
          <table:table-cell table:style-name="ce127" office:value-type="string" calcext:value-type="string">
            <text:p><text:span text:style-name="T7">PNG</text:span>/GVT_Ofc.png</text:p>
          </table:table-cell>
          <table:table-cell table:style-name="ce122" office:value-type="string" calcext:value-type="string">
            <text:p>Brigada da Primeira Guard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GVT_Ofc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Execu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tuiteria_Coat.png</text:p>
          </table:table-cell>
          <table:table-cell table:style-name="ce127" office:value-type="string" calcext:value-type="string">
            <text:p>Nucleo da Guarda Presidencial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tuiteria_Coat.png</text:p>
          </table:table-cell>
          <table:table-cell table:style-name="ce122" office:value-type="float" office:value="2" calcext:value-type="float">
            <text:p>2</text:p>
          </table:table-cell>
          <table:table-cell table:style-name="ce127" office:value-type="string" calcext:value-type="string">
            <text:p><text:span text:style-name="T7">PNG</text:span>/tuiteria_Coat.png</text:p>
          </table:table-cell>
          <table:table-cell table:style-name="ce122" office:value-type="string" calcext:value-type="string">
            <text:p>Brigada da Guarda Presidencial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tuiteria_Coat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Execu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UCPPS_Coat.png</text:p>
          </table:table-cell>
          <table:table-cell table:style-name="ce127" office:value-type="string" calcext:value-type="string">
            <text:p>Nucleo da Guarda da Chancelaria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UCPPS_Coat.png</text:p>
          </table:table-cell>
          <table:table-cell table:style-name="ce122" office:value-type="float" office:value="3" calcext:value-type="float">
            <text:p>3</text:p>
          </table:table-cell>
          <table:table-cell table:style-name="ce127" office:value-type="string" calcext:value-type="string">
            <text:p><text:span text:style-name="T7">PNG</text:span>/UCPPS_Coat.png</text:p>
          </table:table-cell>
          <table:table-cell table:style-name="ce122" office:value-type="string" calcext:value-type="string">
            <text:p>Brigada a Guarda da Chancelari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UCPPS_Coat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Legisla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alguma_Coat.png</text:p>
          </table:table-cell>
          <table:table-cell table:style-name="ce127" office:value-type="string" calcext:value-type="string">
            <text:p>Nucleo da Guarda do Senado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lguma_Coat.png</text:p>
          </table:table-cell>
          <table:table-cell table:style-name="ce122" office:value-type="float" office:value="4" calcext:value-type="float">
            <text:p>4</text:p>
          </table:table-cell>
          <table:table-cell table:style-name="ce127" office:value-type="string" calcext:value-type="string">
            <text:p><text:span text:style-name="T7">PNG</text:span>/alguma_Coat.png</text:p>
          </table:table-cell>
          <table:table-cell table:style-name="ce122" office:value-type="string" calcext:value-type="string">
            <text:p>Brigada da Guarda do Senad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lguma_Coat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Legisla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galinhas_Coat.png</text:p>
          </table:table-cell>
          <table:table-cell table:style-name="ce127" office:value-type="string" calcext:value-type="string">
            <text:p>Nucleo da Guara do Congresso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galinhas_Coat.png</text:p>
          </table:table-cell>
          <table:table-cell table:style-name="ce122" office:value-type="float" office:value="5" calcext:value-type="float">
            <text:p>5</text:p>
          </table:table-cell>
          <table:table-cell table:style-name="ce127" office:value-type="string" calcext:value-type="string">
            <text:p><text:span text:style-name="T7">PNG</text:span>/galinhas_Coat.png</text:p>
          </table:table-cell>
          <table:table-cell table:style-name="ce122" office:value-type="string" calcext:value-type="string">
            <text:p>Brigada da Guarda do Congress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galinhas_Coat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Legislativ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maconhia_Coat.png</text:p>
          </table:table-cell>
          <table:table-cell table:style-name="ce127" office:value-type="string" calcext:value-type="string">
            <text:p>Nucleo da Guarda da Assembleia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maconhia_Coat.png</text:p>
          </table:table-cell>
          <table:table-cell table:style-name="ce122" office:value-type="float" office:value="6" calcext:value-type="float">
            <text:p>6</text:p>
          </table:table-cell>
          <table:table-cell table:style-name="ce127" office:value-type="string" calcext:value-type="string">
            <text:p><text:span text:style-name="T7">PNG</text:span>/maconhia_Coat.png</text:p>
          </table:table-cell>
          <table:table-cell table:style-name="ce122" office:value-type="string" calcext:value-type="string">
            <text:p>Brigada da Guarda da Assembléi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maconhia_Coat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Judiciári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NOF_Flag.png</text:p>
          </table:table-cell>
          <table:table-cell table:style-name="ce127" office:value-type="string" calcext:value-type="string">
            <text:p>Nucleo da Guarda Judicial da Procuradoria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NOF_Flag.png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string" calcext:value-type="string">
            <text:p><text:span text:style-name="T7">PNG</text:span>/NOF_Flag.png</text:p>
          </table:table-cell>
          <table:table-cell table:style-name="ce122" office:value-type="string" calcext:value-type="string">
            <text:p>Brigada da Guarda Judicial da Procuradori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NOF_Flag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Judiciári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tuiteria_Flag_AF.png</text:p>
          </table:table-cell>
          <table:table-cell table:style-name="ce127" office:value-type="string" calcext:value-type="string">
            <text:p>Nucleo da Guarda Judicial da Advocacia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tuiteria_Flag_AF.png</text:p>
          </table:table-cell>
          <table:table-cell table:style-name="ce122" office:value-type="float" office:value="8" calcext:value-type="float">
            <text:p>8</text:p>
          </table:table-cell>
          <table:table-cell table:style-name="ce127" office:value-type="string" calcext:value-type="string">
            <text:p><text:span text:style-name="T7">PNG</text:span>/tuiteria_Flag_AF.png</text:p>
          </table:table-cell>
          <table:table-cell table:style-name="ce122" office:value-type="string" calcext:value-type="string">
            <text:p>Brigada da Guarda Judicial da Advocaci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tuiteria_Flag_AF.png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3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Guarda Nacional Judiciária</text:p>
          </table:table-cell>
          <table:table-cell table:style-name="ce45" office:value-type="string" calcext:value-type="string">
            <text:p>Comandante General da</text:p>
          </table:table-cell>
          <table:table-cell table:style-name="ce127" office:value-type="string" calcext:value-type="string">
            <text:p><text:span text:style-name="T7">PNG</text:span>/NOF_Flag.png</text:p>
          </table:table-cell>
          <table:table-cell table:style-name="ce127" office:value-type="string" calcext:value-type="string">
            <text:p>Nucleo da Guarda da Guarda Judicial das Cortes</text:p>
          </table:table-cell>
          <table:table-cell table:style-name="ce4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8">PNG</text:span><text:span text:style-name="T9">/NOF_Flag.png</text:span></text:p>
          </table:table-cell>
          <table:table-cell table:style-name="ce122" office:value-type="float" office:value="9" calcext:value-type="float">
            <text:p>9</text:p>
          </table:table-cell>
          <table:table-cell table:style-name="ce127" office:value-type="string" calcext:value-type="string">
            <text:p><text:span text:style-name="T8">PNG</text:span><text:span text:style-name="T9">/NOF_Flag.png</text:span></text:p>
          </table:table-cell>
          <table:table-cell table:style-name="ce122" office:value-type="string" calcext:value-type="string">
            <text:p>Brigada da Guarda Judicial das Corte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8">PNG</text:span><text:span text:style-name="T9">/NOF_Flag.png</text:span></text:p>
          </table:table-cell>
          <table:table-cell table:number-columns-repeated="4" table:style-name="ce146" office:value-type="string" calcext:value-type="string">
            <text:p>Policia Institucional</text:p>
          </table:table-cell>
          <table:table-cell table:number-columns-repeated="4" table:style-name="ce146" office:value-type="string" calcext:value-type="string">
            <text:p>Policia Militar</text:p>
          </table:table-cell>
          <table:table-cell table:style-name="ce146" table:number-columns-repeated="2"/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0" calcext:value-type="float">
            <text:p>10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1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10" table:style-name="ce128" office:value-type="string" calcext:value-type="string">
            <text:p>Aerosuperio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" calcext:value-type="float">
            <text:p>11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2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10" table:style-name="ce128" office:value-type="string" calcext:value-type="string">
            <text:p>Aerosuperio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2" calcext:value-type="float">
            <text:p>12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1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10" table:style-name="ce128" office:value-type="string" calcext:value-type="string">
            <text:p>Aerosolo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3" calcext:value-type="float">
            <text:p>13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2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10" table:style-name="ce128" office:value-type="string" calcext:value-type="string">
            <text:p>Aerosolo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1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10" table:style-name="ce128" office:value-type="string" calcext:value-type="string">
            <text:p>Aeropatrol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Aero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5" calcext:value-type="float">
            <text:p>15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2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10" table:style-name="ce128" office:value-type="string" calcext:value-type="string">
            <text:p>Aeropatrol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6" calcext:value-type="float">
            <text:p>16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1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7" calcext:value-type="float">
            <text:p>17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2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style-name="ce147" table:number-columns-repeated="998"/>
        </table:table-row>
        <table:table-row table:style-name="ro10">
          <table:table-cell table:style-name="ce122" office:value-type="string" calcext:value-type="string">
            <text:p>Forces Recursos Especiais</text:p>
          </table:table-cell>
          <table:table-cell table:style-name="ce124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Prim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Divizao de Polici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18" calcext:value-type="float">
            <text:p>18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1 Brigada de Policia Aeronautic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9" calcext:value-type="float">
            <text:p>19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3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10" table:style-name="ce128" office:value-type="string" calcext:value-type="string">
            <text:p>Aerosuperio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0" calcext:value-type="float">
            <text:p>20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4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10" table:style-name="ce128" office:value-type="string" calcext:value-type="string">
            <text:p>Aerosuperio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3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10" table:style-name="ce128" office:value-type="string" calcext:value-type="string">
            <text:p>Aerosolo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2" calcext:value-type="float">
            <text:p>22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4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10" table:style-name="ce128" office:value-type="string" calcext:value-type="string">
            <text:p>Aerosolo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3" calcext:value-type="float">
            <text:p>23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3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10" table:style-name="ce128" office:value-type="string" calcext:value-type="string">
            <text:p>Aeropatrol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4" calcext:value-type="float">
            <text:p>24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4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10" table:style-name="ce128" office:value-type="string" calcext:value-type="string">
            <text:p>Aeropatrol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5" calcext:value-type="float">
            <text:p>25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3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2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26" calcext:value-type="float">
            <text:p>26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4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Segund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Divizao de Polici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27" calcext:value-type="float">
            <text:p>27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2 Brigada de Policia Aeronautic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M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mar_Coat.png</text:p>
          </table:table-cell>
          <table:table-cell table:style-name="ce127" office:value-type="string" calcext:value-type="string">
            <text:p>1 Mar e Guerr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string" calcext:value-type="string">
            <text:p>PNG/AFU_port.png</text:p>
          </table:table-cell>
          <table:table-cell table:style-name="ce122" office:value-type="string" calcext:value-type="string">
            <text:p>1 Frota Capitânea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rt.png</text:p>
          </table:table-cell>
          <table:table-cell table:style-name="ce128" office:value-type="string" calcext:value-type="string">
            <text:p>Projection (Porta Aviao)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4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style-name="ce128" office:value-type="string" calcext:value-type="string">
            <text:p>Sub(Nuclear)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M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mar_Coat.png</text:p>
          </table:table-cell>
          <table:table-cell table:style-name="ce127" office:value-type="string" calcext:value-type="string">
            <text:p>1 Mar e Guerr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29" calcext:value-type="float">
            <text:p>29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1 Frota Operativa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style-name="ce128" office:value-type="string" calcext:value-type="string">
            <text:p>Projection (Porta Helicoptero Anfíbio)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4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style-name="ce128" office:value-type="string" calcext:value-type="string">
            <text:p>Sub(Diesel)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M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mar_Coat.png</text:p>
          </table:table-cell>
          <table:table-cell table:style-name="ce127" office:value-type="string" calcext:value-type="string">
            <text:p>1 Mar e Guerr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30" calcext:value-type="float">
            <text:p>30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1 Frota de Guerra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4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number-columns-repeated="2" table:style-name="ce128" office:value-type="string" calcext:value-type="string">
            <text:p>Sub(Diesel)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M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mar_Coat.png</text:p>
          </table:table-cell>
          <table:table-cell table:style-name="ce127" office:value-type="string" calcext:value-type="string">
            <text:p>1 Mar e Guerr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31" calcext:value-type="float">
            <text:p>31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2 Frota de Guerra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4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number-columns-repeated="2" table:style-name="ce128" office:value-type="string" calcext:value-type="string">
            <text:p>Sub(Diesel)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M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mar_Coat.png</text:p>
          </table:table-cell>
          <table:table-cell table:style-name="ce127" office:value-type="string" calcext:value-type="string">
            <text:p>1 Mar e Guerr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32" calcext:value-type="float">
            <text:p>32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3 Frota de Guerra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style-name="ce128" office:value-type="string" calcext:value-type="string">
            <text:p>Surface (Cruiser)</text:p>
          </table:table-cell>
          <table:table-cell table:number-columns-repeated="2" table:style-name="ce128" office:value-type="string" calcext:value-type="string">
            <text:p>Surface (Destroyer)</text:p>
          </table:table-cell>
          <table:table-cell table:number-columns-repeated="4" table:style-name="ce128" office:value-type="string" calcext:value-type="string">
            <text:p>Surface (Frigate)</text:p>
          </table:table-cell>
          <table:table-cell table:style-name="ce128" office:value-type="string" calcext:value-type="string">
            <text:p>Surface (AntiSub)</text:p>
          </table:table-cell>
          <table:table-cell table:number-columns-repeated="2" table:style-name="ce128" office:value-type="string" calcext:value-type="string">
            <text:p>Sub(Diesel)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Primeira Marinha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Divizao de Policia</text:p>
          </table:table-cell>
          <table:table-cell table:style-name="ce49" office:value-type="string" calcext:value-type="string">
            <text:p>Almirante General de Mar e Guerr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33" calcext:value-type="float">
            <text:p>33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1 Brigada de Policia Miltiar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table:style-name="ce122" office:value-type="float" office:value="34" calcext:value-type="float">
            <text:p>34</text:p>
          </table:table-cell>
          <table:table-cell table:style-name="ce127" office:value-type="string" calcext:value-type="string">
            <text:p>PNG/AFU_dvet.png</text:p>
          </table:table-cell>
          <table:table-cell table:style-name="ce122" office:value-type="string" calcext:value-type="string">
            <text:p>1 Brigada de Armas Especiai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dvet.png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table:style-name="ce122" office:value-type="float" office:value="35" calcext:value-type="float">
            <text:p>35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1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table:style-name="ce122" office:value-type="float" office:value="36" calcext:value-type="float">
            <text:p>36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1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5div.png</text:p>
          </table:table-cell>
          <table:table-cell table:style-name="ce122" office:value-type="float" office:value="37" calcext:value-type="float">
            <text:p>37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2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table:style-name="ce122" office:value-type="float" office:value="38" calcext:value-type="float">
            <text:p>38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2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table:style-name="ce122" office:value-type="float" office:value="39" calcext:value-type="float">
            <text:p>39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3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table:style-name="ce122" office:value-type="float" office:value="40" calcext:value-type="float">
            <text:p>40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3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6div.png</text:p>
          </table:table-cell>
          <table:table-cell table:style-name="ce122" office:value-type="float" office:value="41" calcext:value-type="float">
            <text:p>41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4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table:style-name="ce122" office:value-type="float" office:value="42" calcext:value-type="float">
            <text:p>42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4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table:style-name="ce122" office:value-type="float" office:value="43" calcext:value-type="float">
            <text:p>43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5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table:style-name="ce122" office:value-type="float" office:value="44" calcext:value-type="float">
            <text:p>44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5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7div.png</text:p>
          </table:table-cell>
          <table:table-cell table:style-name="ce122" office:value-type="float" office:value="45" calcext:value-type="float">
            <text:p>45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6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table:style-name="ce122" office:value-type="float" office:value="46" calcext:value-type="float">
            <text:p>46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6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table:style-name="ce122" office:value-type="float" office:value="47" calcext:value-type="float">
            <text:p>47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7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table:style-name="ce122" office:value-type="float" office:value="48" calcext:value-type="float">
            <text:p>48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7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8div.png</text:p>
          </table:table-cell>
          <table:table-cell table:style-name="ce122" office:value-type="float" office:value="49" calcext:value-type="float">
            <text:p>49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8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3 Divizao de Policia do Exercit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50" calcext:value-type="float">
            <text:p>50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1 Brigada de Policia de Exercit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table:style-name="ce122" office:value-type="string" calcext:value-type="string">
            <text:p>Segund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4 Divizao de Policia do Exercit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51" calcext:value-type="float">
            <text:p>51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2 Brigada de Policia de Exercit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1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table:style-name="ce122" office:value-type="float" office:value="52" calcext:value-type="float">
            <text:p>52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1 Brigada de Armas Especiai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1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table:style-name="ce122" office:value-type="float" office:value="53" calcext:value-type="float">
            <text:p>53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1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1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table:style-name="ce122" office:value-type="float" office:value="54" calcext:value-type="float">
            <text:p>54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1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1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3div.png</text:p>
          </table:table-cell>
          <table:table-cell table:style-name="ce122" office:value-type="float" office:value="55" calcext:value-type="float">
            <text:p>55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2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2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table:style-name="ce122" office:value-type="float" office:value="56" calcext:value-type="float">
            <text:p>56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2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2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table:style-name="ce122" office:value-type="float" office:value="57" calcext:value-type="float">
            <text:p>57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3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2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table:style-name="ce122" office:value-type="float" office:value="58" calcext:value-type="float">
            <text:p>58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3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2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2div.png</text:p>
          </table:table-cell>
          <table:table-cell table:style-name="ce122" office:value-type="float" office:value="59" calcext:value-type="float">
            <text:p>59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4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3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table:style-name="ce122" office:value-type="float" office:value="60" calcext:value-type="float">
            <text:p>60</text:p>
          </table:table-cell>
          <table:table-cell table:style-name="ce127" office:value-type="string" calcext:value-type="string">
            <text:p>PNG/AFU_dvet.png</text:p>
          </table:table-cell>
          <table:table-cell table:style-name="ce122" office:value-type="string" calcext:value-type="string">
            <text:p>4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dvet.png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3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table:style-name="ce122" office:value-type="float" office:value="61" calcext:value-type="float">
            <text:p>61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5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3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table:style-name="ce122" office:value-type="float" office:value="62" calcext:value-type="float">
            <text:p>62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5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3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1div.png</text:p>
          </table:table-cell>
          <table:table-cell table:style-name="ce122" office:value-type="float" office:value="63" calcext:value-type="float">
            <text:p>63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6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4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table:style-name="ce122" office:value-type="float" office:value="64" calcext:value-type="float">
            <text:p>64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6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4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table:style-name="ce122" office:value-type="float" office:value="65" calcext:value-type="float">
            <text:p>65</text:p>
          </table:table-cell>
          <table:table-cell table:style-name="ce127" office:value-type="string" calcext:value-type="string">
            <text:p>PNG/AFU_inf.png</text:p>
          </table:table-cell>
          <table:table-cell table:style-name="ce122" office:value-type="string" calcext:value-type="string">
            <text:p>7 Brigada de Armas Combinadas Ofensiva Completa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inf.png</text:p>
          </table:table-cell>
          <table:table-cell table:style-name="ce146" office:value-type="string" calcext:value-type="string">
            <text:p>Infantaria Motorizada</text:p>
          </table:table-cell>
          <table:table-cell table:style-name="ce128" office:value-type="string" calcext:value-type="string">
            <text:p>Tanque</text:p>
          </table:table-cell>
          <table:table-cell table:style-name="ce128" office:value-type="string" calcext:value-type="string">
            <text:p>Artilharia</text:p>
          </table:table-cell>
          <table:table-cell table:style-name="ce128" office:value-type="string" calcext:value-type="string">
            <text:p>Fuzileiros Terrestres</text:p>
          </table:table-cell>
          <table:table-cell table:style-name="ce128" office:value-type="string" calcext:value-type="string">
            <text:p>Fuzileiros Paraquedistas</text:p>
          </table:table-cell>
          <table:table-cell table:style-name="ce128" office:value-type="string" calcext:value-type="string">
            <text:p>Fuzileiros Navais</text:p>
          </table:table-cell>
          <table:table-cell table:style-name="ce146" office:value-type="string" calcext:value-type="string">
            <text:p>Cavalaria Blindada</text:p>
          </table:table-cell>
          <table:table-cell table:style-name="ce146" office:value-type="string" calcext:value-type="string">
            <text:p>Cavalaria Helitransportada</text:p>
          </table:table-cell>
          <table:table-cell table:style-name="ce146" office:value-type="string" calcext:value-type="string">
            <text:p>Cavalaria Anfíbia</text:p>
          </table:table-cell>
          <table:table-cell table:style-name="ce128" office:value-type="string" calcext:value-type="string">
            <text:p>Specops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4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table:style-name="ce122" office:value-type="float" office:value="66" calcext:value-type="float">
            <text:p>66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7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12">
          <table:table-cell table:style-name="ce122" office:value-type="string" calcext:value-type="string">
            <text:p>Forces Terr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<text:span text:style-name="T7">PNG</text:span>/AF_terra_Coat.png</text:p>
          </table:table-cell>
          <table:table-cell table:style-name="ce127" office:value-type="string" calcext:value-type="string">
            <text:p>4 Diviza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5" office:value-type="string" calcext:value-type="string">
            <text:p>PNG/Unidades/exe_4div.png</text:p>
          </table:table-cell>
          <table:table-cell table:style-name="ce122" office:value-type="float" office:value="67" calcext:value-type="float">
            <text:p>67</text:p>
          </table:table-cell>
          <table:table-cell table:style-name="ce127" office:value-type="string" calcext:value-type="string">
            <text:p>PNG/AFU_art.png</text:p>
          </table:table-cell>
          <table:table-cell table:style-name="ce122" office:value-type="string" calcext:value-type="string">
            <text:p>8 Brigada de Armas Combinadas Defensivas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rt.png</text:p>
          </table:table-cell>
          <table:table-cell table:number-columns-repeated="5" table:style-name="ce146" office:value-type="string" calcext:value-type="string">
            <text:p>Infantaria Motorizada</text:p>
          </table:table-cell>
          <table:table-cell table:number-columns-repeated="2" table:style-name="ce128" office:value-type="string" calcext:value-type="string">
            <text:p>Fuzileiros Terrestres</text:p>
          </table:table-cell>
          <table:table-cell table:number-columns-repeated="3" table:style-name="ce128" office:value-type="string" calcext:value-type="string">
            <text:p>Artilharia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1 Divizao de Policia do Exercit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68" calcext:value-type="float">
            <text:p>68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1 Brigada de Policia de Exercit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table:style-name="ce122" office:value-type="string" calcext:value-type="string">
            <text:p>Primeiro Exercito</text:p>
          </table:table-cell>
          <table:table-cell table:style-name="ce45" office:value-type="string" calcext:value-type="string">
            <text:p>Comandante General do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2 Divizao de Policia do Exercito</text:p>
          </table:table-cell>
          <table:table-cell table:style-name="ce69"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69" calcext:value-type="float">
            <text:p>69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2 Brigada de Policia de Exercito</text:p>
          </table:table-cell>
          <table:table-cell table:style-name="ce122"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1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0" calcext:value-type="float">
            <text:p>70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1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1" calcext:value-type="float">
            <text:p>71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1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2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2" calcext:value-type="float">
            <text:p>72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3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table:style-name="ce122" office:value-type="string" calcext:value-type="string">
            <text:p>1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2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3" calcext:value-type="float">
            <text:p>73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4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2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3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4" calcext:value-type="float">
            <text:p>74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2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3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5" calcext:value-type="float">
            <text:p>75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2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4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6" calcext:value-type="float">
            <text:p>76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3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table:style-name="ce122" office:value-type="string" calcext:value-type="string">
            <text:p>2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4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7" calcext:value-type="float">
            <text:p>77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4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3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8" calcext:value-type="float">
            <text:p>78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3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5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79" calcext:value-type="float">
            <text:p>79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3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0" calcext:value-type="float">
            <text:p>80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3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0">
          <table:table-cell table:style-name="ce122" office:value-type="string" calcext:value-type="string">
            <text:p>Forces Policia</text:p>
          </table:table-cell>
          <table:table-cell table:style-name="ce124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table:style-name="ce122" office:value-type="string" calcext:value-type="string">
            <text:p>3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6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1" calcext:value-type="float">
            <text:p>81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4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table:style-name="ce122" office:value-type="string" calcext:value-type="string">
            <text:p>4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2" calcext:value-type="float">
            <text:p>82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table:style-name="ce122" office:value-type="string" calcext:value-type="string">
            <text:p>4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7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3" calcext:value-type="float">
            <text:p>83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table:style-name="ce122" office:value-type="string" calcext:value-type="string">
            <text:p>4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4" calcext:value-type="float">
            <text:p>84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3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table:style-name="ce122" office:value-type="string" calcext:value-type="string">
            <text:p>4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8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5" calcext:value-type="float">
            <text:p>85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4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table:style-name="ce122" office:value-type="string" calcext:value-type="string">
            <text:p>5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9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6" calcext:value-type="float">
            <text:p>86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table:style-name="ce122" office:value-type="string" calcext:value-type="string">
            <text:p>5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9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7" calcext:value-type="float">
            <text:p>87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table:style-name="ce122" office:value-type="string" calcext:value-type="string">
            <text:p>6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0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8" calcext:value-type="float">
            <text:p>88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table:style-name="ce122" office:value-type="string" calcext:value-type="string">
            <text:p>6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0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89" calcext:value-type="float">
            <text:p>89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table:style-name="ce122" office:value-type="string" calcext:value-type="string">
            <text:p>7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1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0" calcext:value-type="float">
            <text:p>90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table:style-name="ce122" office:value-type="string" calcext:value-type="string">
            <text:p>7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1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1" calcext:value-type="float">
            <text:p>91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8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2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2" calcext:value-type="float">
            <text:p>92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8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2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3" calcext:value-type="float">
            <text:p>93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8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3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4" calcext:value-type="float">
            <text:p>94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3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8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3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5" calcext:value-type="float">
            <text:p>95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4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table:style-name="ce122" office:value-type="string" calcext:value-type="string">
            <text:p>9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4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6" calcext:value-type="float">
            <text:p>96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1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table:style-name="ce122" office:value-type="string" calcext:value-type="string">
            <text:p>9 Superintendencia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5" office:value-type="string" calcext:value-type="string">
            <text:p>14 Divizao</text:p>
          </table:table-cell>
          <table:table-cell table:style-name="ce69" office:value-type="string" calcext:value-type="string">
            <text:p>Intendente Geral de Políci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7" calcext:value-type="float">
            <text:p>97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string" calcext:value-type="string">
            <text:p>2 Delegacia de Policia Urban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3" office:value-type="string" calcext:value-type="string">
            <text:p>{'lat': -14.8661, 'lon': -40.8394}</text:p>
          </table:table-cell>
          <table:table-cell office:value-type="string" calcext:value-type="string">
            <text:p>Montes Claros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1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8" calcext:value-type="float">
            <text:p>98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1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style-name="ce122" table:number-columns-repeated="998"/>
        </table:table-row>
        <table:table-row table:style-name="ro9">
          <table:table-cell table:style-name="ce122" office:value-type="string" calcext:value-type="string">
            <text:p>Forces Policia</text:p>
          </table:table-cell>
          <table:table-cell table:style-name="ce123" office:value-type="string" calcext:value-type="string">
            <text:p>{'lat': -13.2550, 'lon': -43.4181}</text:p>
          </table:table-cell>
          <table:table-cell office:value-type="string" calcext:value-type="string">
            <text:p>Imperatriz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2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99" calcext:value-type="float">
            <text:p>99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2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style-name="ce122"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3" office:value-type="string" calcext:value-type="string">
            <text:p>{'lat': -5.5264, 'lon': -47.4913}</text:p>
          </table:table-cell>
          <table:table-cell office:value-type="string" calcext:value-type="string">
            <text:p>Barreiras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3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0" calcext:value-type="float">
            <text:p>100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3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style-name="ce122"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table:style-name="ce123" office:value-type="string" calcext:value-type="string">
            <text:p>{'lat': -9.3986, 'lon': -40.5008}</text:p>
          </table:table-cell>
          <table:table-cell office:value-type="string" calcext:value-type="string">
            <text:p>Araxá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4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1" calcext:value-type="float">
            <text:p>101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4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style-name="ce122"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office:value-type="string" calcext:value-type="string">
            <text:p>{'lat': -7.5321, 'lon': -46.0350}</text:p>
          </table:table-cell>
          <table:table-cell office:value-type="string" calcext:value-type="string">
            <text:p>Paracatu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5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2" calcext:value-type="float">
            <text:p>102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5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office:value-type="string" calcext:value-type="string">
            <text:p>{'lat': -5.3807, 'lon': -49.1327}</text:p>
          </table:table-cell>
          <table:table-cell office:value-type="string" calcext:value-type="string">
            <text:p>Vitória da Conquista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6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3" calcext:value-type="float">
            <text:p>103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6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office:value-type="string" calcext:value-type="string">
            <text:p>{'lat': -16.7282, 'lon': -43.8578}</text:p>
          </table:table-cell>
          <table:table-cell office:value-type="string" calcext:value-type="string">
            <text:p>Marabá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7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4" calcext:value-type="float">
            <text:p>104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7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office:value-type="string" calcext:value-type="string">
            <text:p>{'lat': -18.9128, 'lon': -48.2755}</text:p>
          </table:table-cell>
          <table:table-cell office:value-type="string" calcext:value-type="string">
            <text:p>Balsas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8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5" calcext:value-type="float">
            <text:p>105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8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1">
          <table:table-cell table:style-name="ce122" office:value-type="string" calcext:value-type="string">
            <text:p>Forces Policia</text:p>
          </table:table-cell>
          <table:table-cell office:value-type="string" calcext:value-type="string">
            <text:p>{'lat': -18.9128, 'lon': -48.2755}</text:p>
          </table:table-cell>
          <table:table-cell office:value-type="string" calcext:value-type="string">
            <text:p>Jacobina</text:p>
          </table:table-cell>
          <table:table-cell table:style-name="ce122" office:value-type="string" calcext:value-type="string">
            <text:p>Superintendência da Força Nacional</text:p>
          </table:table-cell>
          <table:table-cell table:style-name="ce45" office:value-type="string" calcext:value-type="string">
            <text:p>Superintendente General da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7" office:value-type="string" calcext:value-type="string">
            <text:p>9 Reserva Policial</text:p>
          </table:table-cell>
          <table:table-cell table:style-name="ce69" office:value-type="string" calcext:value-type="string">
            <text:p>Intendente Geral da Força Nacion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_policia_Coat.png</text:p>
          </table:table-cell>
          <table:table-cell table:style-name="ce122" office:value-type="float" office:value="106" calcext:value-type="float">
            <text:p>106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style-name="ce122" office:value-type="string" calcext:value-type="string">
            <text:p>9 Delegacia da Força Nacional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<text:span text:style-name="T7">PNG</text:span>/AFU_guana.png</text:p>
          </table:table-cell>
          <table:table-cell table:number-columns-repeated="2" table:style-name="ce146" office:value-type="string" calcext:value-type="string">
            <text:p>Policia Institucional</text:p>
          </table:table-cell>
          <table:table-cell table:number-columns-repeated="8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07" calcext:value-type="float">
            <text:p>107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5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8" table:style-name="ce128" office:value-type="string" calcext:value-type="string">
            <text:p>Aerosuperior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08" calcext:value-type="float">
            <text:p>108</text:p>
          </table:table-cell>
          <table:table-cell table:style-name="ce127" office:value-type="string" calcext:value-type="string">
            <text:p>PNG/AFU_super.png</text:p>
          </table:table-cell>
          <table:table-cell table:style-name="ce122" office:value-type="string" calcext:value-type="string">
            <text:p>6 Grupo de Aviação de Caç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super.png</text:p>
          </table:table-cell>
          <table:table-cell table:number-columns-repeated="8" table:style-name="ce128" office:value-type="string" calcext:value-type="string">
            <text:p>Aerosuperior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09" calcext:value-type="float">
            <text:p>109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5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8" table:style-name="ce128" office:value-type="string" calcext:value-type="string">
            <text:p>Aerosolo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0" calcext:value-type="float">
            <text:p>110</text:p>
          </table:table-cell>
          <table:table-cell table:style-name="ce127" office:value-type="string" calcext:value-type="string">
            <text:p>PNG/AFU_ataq.png</text:p>
          </table:table-cell>
          <table:table-cell table:style-name="ce122" office:value-type="string" calcext:value-type="string">
            <text:p>6 Grupo de Aviação de Ataque ao Sol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taq.png</text:p>
          </table:table-cell>
          <table:table-cell table:number-columns-repeated="8" table:style-name="ce128" office:value-type="string" calcext:value-type="string">
            <text:p>Aerosolo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1" calcext:value-type="float">
            <text:p>111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5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128" office:value-type="string" calcext:value-type="string">
            <text:p>Aeropatrol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2" calcext:value-type="float">
            <text:p>112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6 Grupo de Aviação de Reconhecimento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128" office:value-type="string" calcext:value-type="string">
            <text:p>Aeropatrol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3" calcext:value-type="float">
            <text:p>113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5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Aero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r_Coat.png</text:p>
          </table:table-cell>
          <table:table-cell table:style-name="ce127" office:value-type="string" calcext:value-type="string">
            <text:p>1 Al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4" calcext:value-type="float">
            <text:p>114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6 Brigada de Sistemas de Radares e Mísseis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8" table:style-name="ce57" office:value-type="string" calcext:value-type="string">
            <text:p>SRM</text:p>
          </table:table-cell>
          <table:table-cell table:style-name="ce128" table:number-columns-repeated="2"/>
          <table:table-cell table:number-columns-repeated="998"/>
        </table:table-row>
        <table:table-row table:style-name="ro13">
          <table:table-cell table:style-name="ce122" office:value-type="string" calcext:value-type="string">
            <text:p>Forces Recursos Especiais</text:p>
          </table:table-cell>
          <table:table-cell table:style-name="ce125"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table:style-name="ce122" office:value-type="string" calcext:value-type="string">
            <text:p>Terceira Policia Aeronautica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U_pm.png</text:p>
          </table:table-cell>
          <table:table-cell table:style-name="ce127" office:value-type="string" calcext:value-type="string">
            <text:p>Divizao de Policia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float" office:value="115" calcext:value-type="float">
            <text:p>115</text:p>
          </table:table-cell>
          <table:table-cell table:style-name="ce127" office:value-type="string" calcext:value-type="string">
            <text:p>PNG/AFU_pm.png</text:p>
          </table:table-cell>
          <table:table-cell table:style-name="ce122" office:value-type="string" calcext:value-type="string">
            <text:p>3 Brigada de Policia Aeronautic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m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4">
          <table:table-cell table:style-name="ce122" office:value-type="string" calcext:value-type="string">
            <text:p>Forces Auxiliar</text:p>
          </table:table-cell>
          <table:table-cell office:value-type="string" calcext:value-type="string">
            <text:p>{'lat': -16.7282, 'lon': -43.8578}</text:p>
          </table:table-cell>
          <table:table-cell office:value-type="string" calcext:value-type="string">
            <text:p>Bom Jesus da Lapa</text:p>
          </table:table-cell>
          <table:table-cell table:style-name="ce122" office:value-type="string" calcext:value-type="string">
            <text:p>Primeira Auxiliar</text:p>
          </table:table-cell>
          <table:table-cell table:style-name="ce45" office:value-type="string" calcext:value-type="string">
            <text:p>Brigadeiro General da</text:p>
          </table:table-cell>
          <table:table-cell table:style-name="ce127" office:value-type="string" calcext:value-type="string">
            <text:p>PNG/AF_auxiliar_Coat.png</text:p>
          </table:table-cell>
          <table:table-cell table:style-name="ce127" office:value-type="string" calcext:value-type="string">
            <text:p>1 Ala Auxiiar</text:p>
          </table:table-cell>
          <table:table-cell table:style-name="ce49" office:value-type="string" calcext:value-type="string">
            <text:p>Brigadeiro General de Ala da 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ar_Coat.png</text:p>
          </table:table-cell>
          <table:table-cell table:style-name="ce122" office:value-type="float" office:value="116" calcext:value-type="float">
            <text:p>116</text:p>
          </table:table-cell>
          <table:table-cell table:style-name="ce127" office:value-type="string" calcext:value-type="string">
            <text:p>PNG/AFU_aero.png</text:p>
          </table:table-cell>
          <table:table-cell table:style-name="ce122" office:value-type="string" calcext:value-type="string">
            <text:p>1 Grupo de Aviação de Carga</text:p>
          </table:table-cell>
          <table:table-cell table:style-name="ce122" office:value-type="string" calcext:value-type="string">
            <text:p>Brigadeiro de Grupo do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ero.png</text:p>
          </table:table-cell>
          <table:table-cell table:number-columns-repeated="10" table:style-name="ce128" office:value-type="string" calcext:value-type="string">
            <text:p>Aerocargo</text:p>
          </table:table-cell>
          <table:table-cell table:number-columns-repeated="998"/>
        </table:table-row>
        <table:table-row table:style-name="ro15">
          <table:table-cell table:style-name="ce122" office:value-type="string" calcext:value-type="string">
            <text:p>Forces Auxili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table:style-name="ce122" office:value-type="string" calcext:value-type="string">
            <text:p>Segunda Auxiliar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auxiliar_Coat.png</text:p>
          </table:table-cell>
          <table:table-cell table:style-name="ce127" office:value-type="string" calcext:value-type="string">
            <text:p>1 Mar Auxiliar</text:p>
          </table:table-cell>
          <table:table-cell table:style-name="ce49" office:value-type="string" calcext:value-type="string">
            <text:p>Almirante General de Mar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117" calcext:value-type="float">
            <text:p>117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1 Frota Auxiliar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number-columns-repeated="10" table:style-name="ce128" office:value-type="string" calcext:value-type="string">
            <text:p>Navicargo</text:p>
          </table:table-cell>
          <table:table-cell table:number-columns-repeated="998"/>
        </table:table-row>
        <table:table-row table:style-name="ro15">
          <table:table-cell table:style-name="ce122" office:value-type="string" calcext:value-type="string">
            <text:p>Forces Auxili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table:style-name="ce122" office:value-type="string" calcext:value-type="string">
            <text:p>Segunda Auxiliar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auxiliar_Coat.png</text:p>
          </table:table-cell>
          <table:table-cell table:style-name="ce127" office:value-type="string" calcext:value-type="string">
            <text:p>2 Mar Auxiliar</text:p>
          </table:table-cell>
          <table:table-cell table:style-name="ce49" office:value-type="string" calcext:value-type="string">
            <text:p>Almirante General de Mar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118" calcext:value-type="float">
            <text:p>118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2 Frota Auxiliar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number-columns-repeated="10" table:style-name="ce128" office:value-type="string" calcext:value-type="string">
            <text:p>Navicargo</text:p>
          </table:table-cell>
          <table:table-cell table:number-columns-repeated="998"/>
        </table:table-row>
        <table:table-row table:style-name="ro15">
          <table:table-cell table:style-name="ce122" office:value-type="string" calcext:value-type="string">
            <text:p>Forces Auxili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table:style-name="ce122" office:value-type="string" calcext:value-type="string">
            <text:p>Terceira Auxiliar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auxiliar_Coat.png</text:p>
          </table:table-cell>
          <table:table-cell table:style-name="ce127" office:value-type="string" calcext:value-type="string">
            <text:p>3 Mar Auxiliar</text:p>
          </table:table-cell>
          <table:table-cell table:style-name="ce49" office:value-type="string" calcext:value-type="string">
            <text:p>Almirante General de Mar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119" calcext:value-type="float">
            <text:p>119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3 Frota Auxiliar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number-columns-repeated="10" table:style-name="ce128" office:value-type="string" calcext:value-type="string">
            <text:p>Navisuport</text:p>
          </table:table-cell>
          <table:table-cell table:number-columns-repeated="998"/>
        </table:table-row>
        <table:table-row table:style-name="ro15">
          <table:table-cell table:style-name="ce122" office:value-type="string" calcext:value-type="string">
            <text:p>Forces Auxiliar</text:p>
          </table:table-cell>
          <table:table-cell table:style-name="ce125"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table:style-name="ce122" office:value-type="string" calcext:value-type="string">
            <text:p>Terceira Auxiliar</text:p>
          </table:table-cell>
          <table:table-cell table:style-name="ce45" office:value-type="string" calcext:value-type="string">
            <text:p>Almirante General da</text:p>
          </table:table-cell>
          <table:table-cell table:style-name="ce127" office:value-type="string" calcext:value-type="string">
            <text:p>PNG/AF_auxiliar_Coat.png</text:p>
          </table:table-cell>
          <table:table-cell table:style-name="ce127" office:value-type="string" calcext:value-type="string">
            <text:p>4 Mar Auxiliar</text:p>
          </table:table-cell>
          <table:table-cell table:style-name="ce49" office:value-type="string" calcext:value-type="string">
            <text:p>Almirante General de Mar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_mar_Coat.png</text:p>
          </table:table-cell>
          <table:table-cell table:style-name="ce122" office:value-type="float" office:value="120" calcext:value-type="float">
            <text:p>120</text:p>
          </table:table-cell>
          <table:table-cell table:style-name="ce127" office:value-type="string" calcext:value-type="string">
            <text:p>PNG/AFU_mague.png</text:p>
          </table:table-cell>
          <table:table-cell table:style-name="ce122" office:value-type="string" calcext:value-type="string">
            <text:p>4 Frota Auxiliar</text:p>
          </table:table-cell>
          <table:table-cell table:style-name="ce122" office:value-type="string" calcext:value-type="string">
            <text:p>Almirante de Frota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mague.png</text:p>
          </table:table-cell>
          <table:table-cell table:number-columns-repeated="10" table:style-name="ce128" office:value-type="string" calcext:value-type="string">
            <text:p>Navisuport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ar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1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1" calcext:value-type="float">
            <text:p>121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1 Brigada de Logistica Domé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10" office:value-type="string" calcext:value-type="string">
            <text:p>Logístic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ar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2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2" calcext:value-type="float">
            <text:p>122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2 Brigada de Logistica Domé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10" office:value-type="string" calcext:value-type="string">
            <text:p>Logístic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ar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3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3" calcext:value-type="float">
            <text:p>123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3 Brigada de Logistica Domé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10" office:value-type="string" calcext:value-type="string">
            <text:p>Logístic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ar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4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4" calcext:value-type="float">
            <text:p>124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4 Brigada de Logistica Domé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10" office:value-type="string" calcext:value-type="string">
            <text:p>Logístic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in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5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5" calcext:value-type="float">
            <text:p>125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1 Brigada Auxiliari Dome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2" office:value-type="string" calcext:value-type="string">
            <text:p>Cibernética de Casa</text:p>
          </table:table-cell>
          <table:table-cell table:number-columns-repeated="5" office:value-type="string" calcext:value-type="string">
            <text:p>Mecânica de Casa</text:p>
          </table:table-cell>
          <table:table-cell table:number-columns-repeated="3" office:value-type="string" calcext:value-type="string">
            <text:p>Medicin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Quin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6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6" calcext:value-type="float">
            <text:p>126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2 Brigada Auxiliari Domestica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2" office:value-type="string" calcext:value-type="string">
            <text:p>Cibernética de Casa</text:p>
          </table:table-cell>
          <table:table-cell table:number-columns-repeated="5" office:value-type="string" calcext:value-type="string">
            <text:p>Mecânica de Casa</text:p>
          </table:table-cell>
          <table:table-cell table:number-columns-repeated="3" office:value-type="string" calcext:value-type="string">
            <text:p>Medicina de Casa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x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7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7" calcext:value-type="float">
            <text:p>127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1 Brigada Auxiliar de Combate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4" office:value-type="string" calcext:value-type="string">
            <text:p>Logística de Campo</text:p>
          </table:table-cell>
          <table:table-cell table:number-columns-repeated="3" office:value-type="string" calcext:value-type="string">
            <text:p>Mecânica de Campo</text:p>
          </table:table-cell>
          <table:table-cell table:number-columns-repeated="2" office:value-type="string" calcext:value-type="string">
            <text:p>Medicina de Campo</text:p>
          </table:table-cell>
          <table:table-cell office:value-type="string" calcext:value-type="string">
            <text:p>Cibernética de Campo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xt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8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8" calcext:value-type="float">
            <text:p>128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2 Brigada Auxiliar de Combate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4" office:value-type="string" calcext:value-type="string">
            <text:p>Logística de Campo</text:p>
          </table:table-cell>
          <table:table-cell table:number-columns-repeated="3" office:value-type="string" calcext:value-type="string">
            <text:p>Mecânica de Campo</text:p>
          </table:table-cell>
          <table:table-cell table:number-columns-repeated="2" office:value-type="string" calcext:value-type="string">
            <text:p>Medicina de Campo</text:p>
          </table:table-cell>
          <table:table-cell office:value-type="string" calcext:value-type="string">
            <text:p>Cibernética de Campo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tim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9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29" calcext:value-type="float">
            <text:p>129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3 Brigada Auxiliar de Combate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4" office:value-type="string" calcext:value-type="string">
            <text:p>Logística de Campo</text:p>
          </table:table-cell>
          <table:table-cell table:number-columns-repeated="3" office:value-type="string" calcext:value-type="string">
            <text:p>Mecânica de Campo</text:p>
          </table:table-cell>
          <table:table-cell table:number-columns-repeated="2" office:value-type="string" calcext:value-type="string">
            <text:p>Medicina de Campo</text:p>
          </table:table-cell>
          <table:table-cell office:value-type="string" calcext:value-type="string">
            <text:p>Cibernética de Campo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Forces Auxiliar</text:p>
          </table:table-cell>
          <table:table-cell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tima Auxiliar</text:p>
          </table:table-cell>
          <table:table-cell office:value-type="string" calcext:value-type="string">
            <text:p>Comandante General da</text:p>
          </table:table-cell>
          <table:table-cell office:value-type="string" calcext:value-type="string">
            <text:p>PNG/AF_auxiliar_Coat.png</text:p>
          </table:table-cell>
          <table:table-cell office:value-type="string" calcext:value-type="string">
            <text:p>10 Auxili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style-name="ce122" office:value-type="float" office:value="130" calcext:value-type="float">
            <text:p>130</text:p>
          </table:table-cell>
          <table:table-cell office:value-type="string" calcext:value-type="string">
            <text:p>PNG/AFU_art.png</text:p>
          </table:table-cell>
          <table:table-cell office:value-type="string" calcext:value-type="string">
            <text:p>4 Brigada Auxiliar de Combate</text:p>
          </table:table-cell>
          <table:table-cell office:value-type="string" calcext:value-type="string">
            <text:p>General de</text:p>
          </table:table-cell>
          <table:table-cell table:style-name="ce127" office:value-type="string" calcext:value-type="string">
            <text:p>None</text:p>
          </table:table-cell>
          <table:table-cell office:value-type="string" calcext:value-type="string">
            <text:p>PNG/AF_auxiliar_Coat.png</text:p>
          </table:table-cell>
          <table:table-cell table:number-columns-repeated="4" office:value-type="string" calcext:value-type="string">
            <text:p>Logística de Campo</text:p>
          </table:table-cell>
          <table:table-cell table:number-columns-repeated="3" office:value-type="string" calcext:value-type="string">
            <text:p>Mecânica de Campo</text:p>
          </table:table-cell>
          <table:table-cell table:number-columns-repeated="2" office:value-type="string" calcext:value-type="string">
            <text:p>Medicina de Campo</text:p>
          </table:table-cell>
          <table:table-cell office:value-type="string" calcext:value-type="string">
            <text:p>Cibernética de Campo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Forces Expedicionari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rimeira Expedicionária</text:p>
          </table:table-cell>
          <table:table-cell office:value-type="string" calcext:value-type="string">
            <text:p>Comandante General da</text:p>
          </table:table-cell>
          <table:table-cell table:style-name="ce127" office:value-type="string" calcext:value-type="string">
            <text:p>PNG/AFU_polex.png</text:p>
          </table:table-cell>
          <table:table-cell table:style-name="ce127" office:value-type="string" calcext:value-type="string">
            <text:p>1 Divizao de Policia Expedicion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float" office:value="131" calcext:value-type="float">
            <text:p>131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string" calcext:value-type="string">
            <text:p>Brigada de Policia Expedicionári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Forces Expedicionari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rimeira Expedicionária</text:p>
          </table:table-cell>
          <table:table-cell office:value-type="string" calcext:value-type="string">
            <text:p>Comandante General da</text:p>
          </table:table-cell>
          <table:table-cell table:style-name="ce127" office:value-type="string" calcext:value-type="string">
            <text:p>PNG/AFU_polex.png</text:p>
          </table:table-cell>
          <table:table-cell table:style-name="ce127" office:value-type="string" calcext:value-type="string">
            <text:p>1 Divizao de Policia Expedicion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float" office:value="132" calcext:value-type="float">
            <text:p>132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string" calcext:value-type="string">
            <text:p>Brigada de Policia Expedicionári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Forces Expedicionari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rimeira Expedicionária</text:p>
          </table:table-cell>
          <table:table-cell office:value-type="string" calcext:value-type="string">
            <text:p>Comandante General da</text:p>
          </table:table-cell>
          <table:table-cell table:style-name="ce127" office:value-type="string" calcext:value-type="string">
            <text:p>PNG/AFU_polex.png</text:p>
          </table:table-cell>
          <table:table-cell table:style-name="ce127" office:value-type="string" calcext:value-type="string">
            <text:p>2 Divizao de Policia Expedicion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float" office:value="133" calcext:value-type="float">
            <text:p>133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string" calcext:value-type="string">
            <text:p>Brigada de Policia Expedicionári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Forces Expedicionari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rimeira Expedicionária</text:p>
          </table:table-cell>
          <table:table-cell office:value-type="string" calcext:value-type="string">
            <text:p>Comandante General da</text:p>
          </table:table-cell>
          <table:table-cell table:style-name="ce127" office:value-type="string" calcext:value-type="string">
            <text:p>PNG/AFU_polex.png</text:p>
          </table:table-cell>
          <table:table-cell table:style-name="ce127" office:value-type="string" calcext:value-type="string">
            <text:p>2 Divizao de Policia Expedicionaria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float" office:value="134" calcext:value-type="float">
            <text:p>134</text:p>
          </table:table-cell>
          <table:table-cell table:style-name="ce127" office:value-type="string" calcext:value-type="string">
            <text:p>PNG/AFU_polex.png</text:p>
          </table:table-cell>
          <table:table-cell table:style-name="ce122" office:value-type="string" calcext:value-type="string">
            <text:p>Brigada de Policia Expedicionária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polex.png</text:p>
          </table:table-cell>
          <table:table-cell table:number-columns-repeated="3" table:style-name="ce146" office:value-type="string" calcext:value-type="string">
            <text:p>Policia Institucional</text:p>
          </table:table-cell>
          <table:table-cell table:number-columns-repeated="7" table:style-name="ce146" office:value-type="string" calcext:value-type="string">
            <text:p>Policia Milita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Forces Expedicionaria</text:p>
          </table:table-cell>
          <table:table-cell table:style-name="ce125"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office:value-type="string" calcext:value-type="string">
            <text:p>Primeira Expedicionária</text:p>
          </table:table-cell>
          <table:table-cell office:value-type="string" calcext:value-type="string">
            <text:p>Comandante General da</text:p>
          </table:table-cell>
          <table:table-cell table:style-name="ce127" office:value-type="string" calcext:value-type="string">
            <text:p>PNG/AFU_axex.png</text:p>
          </table:table-cell>
          <table:table-cell table:style-name="ce127" office:value-type="string" calcext:value-type="string">
            <text:p>1 Divizão de Auxiliari Expedicionario</text:p>
          </table:table-cell>
          <table:table-cell office:value-type="string" calcext:value-type="string">
            <text:p>Comandante General de Divizao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xex.png</text:p>
          </table:table-cell>
          <table:table-cell table:style-name="ce122" office:value-type="float" office:value="135" calcext:value-type="float">
            <text:p>135</text:p>
          </table:table-cell>
          <table:table-cell table:style-name="ce127" office:value-type="string" calcext:value-type="string">
            <text:p>PNG/AFU_axex.png</text:p>
          </table:table-cell>
          <table:table-cell table:style-name="ce122" office:value-type="string" calcext:value-type="string">
            <text:p>Brigada de Auxiliari Expedicionario</text:p>
          </table:table-cell>
          <table:table-cell table:style-name="ce122" office:value-type="string" calcext:value-type="string">
            <text:p>Delegado Geral da</text:p>
          </table:table-cell>
          <table:table-cell table:style-name="ce127" office:value-type="string" calcext:value-type="string">
            <text:p>None</text:p>
          </table:table-cell>
          <table:table-cell table:style-name="ce127" office:value-type="string" calcext:value-type="string">
            <text:p>PNG/AFU_axex.png</text:p>
          </table:table-cell>
          <table:table-cell table:number-columns-repeated="4" office:value-type="string" calcext:value-type="string">
            <text:p>Logística de Campo</text:p>
          </table:table-cell>
          <table:table-cell table:number-columns-repeated="3" office:value-type="string" calcext:value-type="string">
            <text:p>Mecânica de Campo</text:p>
          </table:table-cell>
          <table:table-cell table:number-columns-repeated="2" office:value-type="string" calcext:value-type="string">
            <text:p>Medicina de Campo</text:p>
          </table:table-cell>
          <table:table-cell office:value-type="string" calcext:value-type="string">
            <text:p>Cibernética de Campo</text:p>
          </table:table-cell>
          <table:table-cell table:number-columns-repeated="998"/>
        </table:table-row>
        <table:table-row table:style-name="ro3" table:number-rows-repeated="2">
          <table:table-cell table:number-columns-repeated="5"/>
          <table:table-cell table:style-name="ce128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126" table:number-columns-repeated="2"/>
          <table:table-cell table:number-columns-repeated="1021"/>
        </table:table-row>
        <table:table-row table:style-name="ro8" table:number-rows-repeated="10484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Unidades.A1:Unidades.AR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5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00:15:56.024471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30T02:17:26.708006763</meta:creation-date>
    <dc:date>2024-12-15T01:03:41.983425519</dc:date>
    <meta:editing-duration>P3DT16H43M34S</meta:editing-duration>
    <meta:editing-cycles>231</meta:editing-cycles>
    <meta:generator>LibreOffice/6.4.7.2$Linux_X86_64 LibreOffice_project/40$Build-2</meta:generator>
    <meta:document-statistic meta:table-count="2" meta:cell-count="6507" meta:object-count="0"/>
    <meta:user-defined meta:name="qrichtext">1</meta:user-defined>
  </office:meta>
</office:document-meta>
</file>